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draw:textarea-vertical-align="top" fo:min-height="9.134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2.845cm"/>
    </style:style>
    <style:style style:name="pr9" style:family="presentation" style:parent-style-name="Default-title">
      <style:graphic-properties fo:min-height="4.28cm"/>
    </style:style>
    <style:style style:name="pr10" style:family="presentation" style:parent-style-name="Default-outline1">
      <style:graphic-properties draw:textarea-vertical-align="top" fo:min-height="8.884cm"/>
    </style:style>
    <style:style style:name="pr11" style:family="presentation" style:parent-style-name="Default-title">
      <style:graphic-properties fo:min-height="3.773cm"/>
    </style:style>
    <style:style style:name="pr12" style:family="presentation" style:parent-style-name="Default-title">
      <style:graphic-properties fo:min-height="3.7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text-properties fo:font-size="32pt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 style:font-size-asian="24pt" style:font-size-complex="24pt"/>
    </style:style>
    <style:style style:name="P7" style:family="paragraph">
      <loext:graphic-properties draw:fill-color="#ffffff"/>
      <style:text-properties fo:font-size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style:text-properties fo:font-size="32pt" style:font-size-asian="36pt" style:font-size-complex="36pt"/>
    </style:style>
    <style:style style:name="P11" style:family="paragraph">
      <style:text-properties fo:font-style="italic" fo:background-color="#dddddd" style:font-style-asian="italic" style:font-style-complex="italic"/>
    </style:style>
    <style:style style:name="P12" style:family="paragraph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P13" style:family="paragraph">
      <style:text-properties fo:font-size="26pt" style:font-size-asian="22pt" style:font-size-complex="22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P16" style:family="paragraph">
      <style:paragraph-properties fo:margin-top="0.5cm" fo:margin-bottom="0cm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11pt" style:font-size-asian="11pt" style:font-size-complex="11pt"/>
    </style:style>
    <style:style style:name="P23" style:family="paragraph">
      <style:paragraph-properties fo:margin-top="0.2cm" fo:margin-bottom="0cm"/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margin-top="0cm" fo:margin-bottom="0cm"/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paragraph-properties fo:margin-top="0.5cm" fo:margin-bottom="0cm"/>
      <style:text-properties fo:font-size="11pt" style:font-size-asian="11pt" style:font-size-complex="1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name-asian="Microsoft YaHei" style:font-size-asian="20pt" style:font-name-complex="Mangal" style:font-size-complex="2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style:letter-kerning="true" fo:background-color="transparent" style:font-name-asian="Microsoft YaHei" style:font-size-asian="20pt" style:font-style-asian="italic" style:font-name-complex="Mangal" style:font-size-complex="20pt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pt" fo:country="PT" fo:text-shadow="none" style:text-underline-style="none" style:letter-kerning="true" fo:background-color="transparent" style:font-name-asian="Microsoft YaHei" style:font-size-asian="20pt" style:font-name-complex="Mangal" style:font-size-complex="20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32pt" style:font-size-asian="36pt" style:font-size-complex="36pt"/>
    </style:style>
    <style:style style:name="T13" style:family="text">
      <style:text-properties fo:font-size="20pt" style:font-size-asian="24pt" style:font-size-complex="24pt"/>
    </style:style>
    <style:style style:name="T14" style:family="text">
      <style:text-properties fo:font-size="20pt" fo:font-weight="bold" style:font-size-asian="24pt" style:font-weight-asian="bold" style:font-size-complex="24pt" style:font-weight-complex="bold"/>
    </style:style>
    <style:style style:name="T15" style:family="text">
      <style:text-properties fo:font-size="20pt" fo:font-weight="normal" style:font-size-asian="24pt" style:font-weight-asian="normal" style:font-size-complex="24pt" style:font-weight-complex="normal"/>
    </style:style>
    <style:style style:name="T16" style:family="text">
      <style:text-properties fo:font-size="20pt" fo:font-style="italic" style:font-size-asian="24pt" style:font-style-asian="italic" style:font-size-complex="24pt" style:font-style-complex="italic"/>
    </style:style>
    <style:style style:name="T17" style:family="text">
      <style:text-properties fo:font-size="4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background-color="#dddddd" style:font-style-asian="italic" style:font-style-complex="italic"/>
    </style:style>
    <style:style style:name="T20" style:family="text">
      <style:text-properties fo:font-style="italic" fo:font-weight="bold" fo:background-color="#ddddd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#dddddd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fo:background-color="#dddddd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background-color="#dddddd" style:font-size-asian="14pt" style:font-size-complex="14pt"/>
    </style:style>
    <style:style style:name="T26" style:family="text">
      <style:text-properties fo:font-size="14pt" fo:font-weight="bold" fo:background-color="#ddddd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dddddd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4pt" fo:background-color="transparent" style:font-size-asian="14pt" style:font-size-complex="1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32" style:family="text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5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fo:font-size="15pt" fo:font-style="italic" fo:font-weight="normal" fo:background-color="#dddddd" style:font-size-asian="15pt" style:font-style-asian="italic" style:font-weight-asian="normal" style:font-size-complex="15pt" style:font-style-complex="italic" style:font-weight-complex="normal"/>
    </style:style>
    <style:style style:name="T36" style:family="text">
      <style:text-properties fo:font-size="15pt" fo:font-style="italic" fo:background-color="transparent" style:font-size-asian="15pt" style:font-style-asian="italic" style:font-size-complex="15pt" style:font-style-complex="italic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6pt" style:font-size-asian="22pt" style:font-size-complex="22pt"/>
    </style:style>
    <style:style style:name="T40" style:family="text">
      <style:text-properties fo:font-size="26pt" fo:font-style="italic" style:font-size-asian="22pt" style:font-style-asian="italic" style:font-size-complex="22pt" style:font-style-complex="italic"/>
    </style:style>
    <style:style style:name="T41" style:family="text">
      <style:text-properties fo:font-size="26pt" fo:font-style="normal" style:font-size-asian="22pt" style:font-style-asian="normal" style:font-size-complex="22pt" style:font-style-complex="normal"/>
    </style:style>
    <style:style style:name="T42" style:family="text">
      <style:text-properties fo:font-size="20pt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size="20pt" fo:font-style="normal" fo:background-color="#dddddd" style:font-size-asian="20pt" style:font-style-asian="normal" style:font-size-complex="20pt" style:font-style-complex="normal"/>
    </style:style>
    <style:style style:name="T44" style:family="text"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T45" style:family="text">
      <style:text-properties fo:font-size="20pt" fo:font-style="italic" fo:font-weight="bold" fo:background-color="#ddddd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size="24pt" fo:font-style="normal" fo:background-color="transparent" style:font-size-asian="24pt" style:font-style-asian="normal" style:font-size-complex="24pt" style:font-style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fo:font-style="italic" fo:font-weight="bold" fo:background-color="#dddddd" style:font-size-asian="24pt" style:font-style-asian="italic" style:font-weight-asian="bold" style:font-size-complex="24pt" style:font-style-complex="italic" style:font-weight-complex="bold"/>
    </style:style>
    <style:style style:name="T50" style:family="text">
      <style:text-properties fo:font-size="26pt" fo:font-style="italic" fo:font-weight="bold" fo:background-color="#dddddd" style:font-size-asian="26pt" style:font-style-asian="italic" style:font-weight-asian="bold" style:font-size-complex="26pt" style:font-style-complex="italic" style:font-weight-complex="bold"/>
    </style:style>
    <style:style style:name="T51" style:family="text">
      <style:text-properties fo:font-size="24pt" fo:font-style="italic" fo:font-weight="normal" fo:background-color="#dddddd" style:font-size-asian="24pt" style:font-style-asian="italic" style:font-weight-asian="normal" style:font-size-complex="24pt" style:font-style-complex="italic" style:font-weight-complex="normal"/>
    </style:style>
    <style:style style:name="T52" style:family="text">
      <style:text-properties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size="11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56" style:family="text">
      <style:text-properties fo:font-size="11pt" fo:font-style="normal" fo:background-color="#dddddd" style:font-size-asian="15pt" style:font-style-asian="normal" style:font-size-complex="15pt" style:font-style-complex="normal"/>
    </style:style>
    <style:style style:name="T57" style:family="text"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T58" style:family="text">
      <style:text-properties fo:font-size="11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59" style:family="text">
      <style:text-properties fo:font-size="28pt" style:font-size-asian="28pt" style:font-size-complex="28pt"/>
    </style:style>
    <style:style style:name="T60" style:family="text">
      <style:text-properties fo:font-size="28pt" fo:font-style="italic" style:font-size-asian="28pt" style:font-style-asian="italic" style:font-size-complex="28pt" style:font-style-complex="italic"/>
    </style:style>
    <style:style style:name="T6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2" style:family="text">
      <style:text-properties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font-size="24pt" style:font-size-asian="24pt" style:font-size-complex="24pt"/>
    </style:style>
    <style:style style:name="T64" style:family="text">
      <style:text-properties fo:font-size="24pt" fo:font-style="italic" style:font-size-asian="24pt" style:font-style-asian="italic" style:font-size-complex="24pt" style:font-style-complex="italic"/>
    </style:style>
    <style:style style:name="T6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size="24pt" fo:font-style="normal" style:font-size-asian="24pt" style:font-style-asian="normal" style:font-size-complex="24pt" style:font-style-complex="normal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font-size="11pt" fo:font-weight="bold" style:font-size-asian="11pt" style:font-weight-asian="bold" style:font-size-complex="11pt" style:font-weight-complex="bold"/>
    </style:style>
    <style:style style:name="T69" style:family="text">
      <style:text-properties fo:font-size="11pt" fo:font-style="italic" style:font-size-asian="11pt" style:font-style-asian="italic" style:font-size-complex="11pt" style:font-style-complex="italic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fo:background-color="transparent" style:font-name-asian="Microsoft YaHei" style:font-size-asian="11pt" style:font-style-asian="italic" style:font-weight-asian="normal" style:font-name-complex="Mangal" style:font-size-complex="11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fo:font-size="40pt" fo:font-style="normal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75" style:family="text"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T76" style:family="text">
      <style:text-properties fo:font-size="40pt" fo:font-style="italic" fo:font-weight="bold" fo:background-color="#dddddd" style:font-size-asian="40pt" style:font-style-asian="italic" style:font-weight-asian="bold" style:font-size-complex="40pt" style:font-style-complex="italic" style:font-weight-complex="bold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#dddddd" style:font-name-asian="Microsoft YaHei" style:font-size-asian="40pt" style:font-style-asian="italic" style:font-weight-asian="normal" style:font-name-complex="Mang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#dddddd" style:font-name-asian="Microsoft YaHei" style:font-size-asian="40pt" style:font-style-asian="italic" style:font-weight-asian="bold" style:font-name-complex="Mangal" style:font-size-complex="40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size="32pt" style:font-size-asian="32pt" style:font-size-complex="32pt"/>
    </style:style>
    <style:style style:name="T80" style:family="text">
      <style:text-properties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#dddddd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11pt" fo:font-style="italic" fo:background-color="#dddddd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526cm" presentation:class="subtitle" presentation:user-transformed="true">
          <draw:text-box>
            <text:p><text:span text:style-name="T1">js.web.components</text:span></text:p>
            <text:p><text:span text:style-name="T2">João Pedro Martins Nev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524cm" svg:y="1.018cm" presentation:class="subtitle" presentation:user-transformed="true">
          <draw:text-box>
            <text:p><text:span text:style-name="T3">Introduçã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5" draw:layer="layout" svg:width="25.199cm" svg:height="9.134cm" svg:x="1.4cm" svg:y="3.82cm" presentation:class="outline" presentation:user-transformed="true">
          <draw:text-box>
            <text:list text:style-name="L2">
              <text:list-item>
                <text:p text:style-name="P4"><text:span text:style-name="T5">É um </text:span><text:span text:style-name="T6">framework</text:span><text:span text:style-name="T5"> </text:span><text:span text:style-name="T7">escrito</text:span><text:span text:style-name="T5"> em </text:span><text:span text:style-name="T6">vanilla</text:span><text:span text:style-name="T8"> (puro) </text:span><text:span text:style-name="T9">JavaScript</text:span><text:span text:style-name="T10"> com programação orientada a objectos, que pretende criar uma estrutura standard e </text:span><text:span text:style-name="T2">simplificar diversas operações dinâmicas com o </text:span><text:span text:style-name="T11">DOM</text:span><text:span text:style-name="T2"> numa aplicação web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Módulos </text:span><text:span text:style-name="T12">Principai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up</text:span></text:p>
              </text:list-item>
              <text:list-item>
                <text:p><text:span text:style-name="T2">TemplateCompiler</text:span></text:p>
              </text:list-item>
              <text:list-item>
                <text:p><text:span text:style-name="T2">Compon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Startu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Onde a aplicação inicia. O ponto de entrada.</text:span></text:p>
              </text:list-item>
              <text:list-item>
                <text:p><text:span text:style-name="T13">Onde os componentes são registados para futura compilação.</text:span></text:p>
              </text:list-item>
              <text:list-item>
                <text:p><text:span text:style-name="T13">Contém também alguma lógica de funcionamento dos componentes, nomeadamente atualizações dinâmicas do </text:span><text:span text:style-name="T14">DOM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Component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aplicação é dividida em componentes/partes lógica individuais.</text:span></text:p>
              </text:list-item>
              <text:list-item>
                <text:p><text:span text:style-name="T13">Contém informação sobre o próprio componente.</text:span></text:p>
              </text:list-item>
              <text:list-item>
                <text:p><text:span text:style-name="T13">Contém algum do seu o seu funcionamento.</text:span></text:p>
              </text:list-item>
              <text:list-item>
                <text:p><text:span text:style-name="T13">Através de uma </text:span><text:span text:style-name="T14">Proxy</text:span><text:span text:style-name="T15">, está atento a eventos de atualização de propriedades e, se necessário, lança eventos internos.</text:span></text:p>
              </text:list-item>
              <text:list-item>
                <text:p><text:span text:style-name="T15">É, também, uma classe com o padrão </text:span><text:span text:style-name="T14">Observer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TemplateCompiler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classe que está incumbida de compilar as </text:span><text:span text:style-name="T16">templates</text:span><text:span text:style-name="T13"> e gerar o HTML necessário para o funcionamento aplicação.</text:span></text:p>
              </text:list-item>
              <text:list-item>
                <text:p><text:span text:style-name="T13">Caso necessário, guarda dados no objeto global Startu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27cm" svg:y="1.016cm" presentation:class="subtitle" presentation:user-transformed="true">
          <draw:text-box>
            <text:p><text:span text:style-name="T17">Utilizaçã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<text:span text:style-name="T4">Criação de um Componente</text:span></text:p>
          </draw:text-box>
        </draw:frame>
        <draw:frame presentation:style-name="pr4" draw:layer="layout" svg:width="25.199cm" svg:height="9.134cm" svg:x="1.471cm" svg:y="4.582cm" presentation:class="outline" presentation:user-transformed="true">
          <draw:text-box>
            <text:list text:style-name="L2">
              <text:list-header>
                <text:p><text:span text:style-name="T18">Exemplo:</text:span></text:p>
              </text:list-header>
            </text:list>
            <text:p><text:span text:style-name="T19">class TestComponent </text:span><text:span text:style-name="T20">extends Component</text:span><text:span text:style-name="T19"> {</text:span></text:p>
            <text:p><text:span text:style-name="T19"><text:s text:c="2"/></text:span><text:span text:style-name="T19">Constructor() {</text:span></text:p>
            <text:p><text:span text:style-name="T19"/></text:p>
            <text:p><text:span text:style-name="T19"><text:s text:c="4"/></text:span><text:span text:style-name="T19">Super(</text:span></text:p>
            <text:p><text:span text:style-name="T19"><text:s text:c="6"/></text:span><text:span text:style-name="T20">'app-test'</text:span><text:span text:style-name="T19">, // Nome do Component.</text:span></text:p>
            <text:p><text:span text:style-name="T21"><text:s text:c="6"/></text:span><text:span text:style-name="T22">‘</text:span><text:span text:style-name="T22">&lt;p&gt; Hello World! &lt;/p&gt;’</text:span><text:span text:style-name="T21">, </text:span><text:span text:style-name="T19">// A template.</text:span></text:p>
            <text:p><text:span text:style-name="T19"><text:s text:c="6"/></text:span><text:span text:style-name="T19">[''] // CSS.</text:span></text:p>
            <text:p><text:span text:style-name="T19"><text:s text:c="4"/></text:span><text:span text:style-name="T19">);</text:span></text:p>
            <text:p><text:span text:style-name="T19"/></text:p>
            <text:p><text:span text:style-name="T19"><text:s text:c="4"/></text:span><text:span text:style-name="T19">this.title = 'My Website'; // Uma propriedade.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Injeção de um componente na View</text:span></text:p>
          </draw:text-box>
        </draw:frame>
        <draw:frame presentation:style-name="pr6" draw:text-style-name="P9" draw:layer="layout" svg:width="25.199cm" svg:height="9.134cm" svg:x="1.275cm" svg:y="4.623cm" presentation:class="subtitle" presentation:user-transformed="true">
          <draw:text-box>
            <text:p text:style-name="P4"><text:span text:style-name="T23">Exemplo:</text:span></text:p>
            <text:p text:style-name="P4"><text:span text:style-name="T24"/></text:p>
            <text:p text:style-name="P4"><text:span text:style-name="T25">&lt;body&gt;</text:span></text:p>
            <text:p text:style-name="P4"><text:span text:style-name="T25"/></text:p>
            <text:p text:style-name="P4"><text:span text:style-name="T26"><text:s text:c="4"/></text:span><text:span text:style-name="T26">&lt;app-test&amp;&gt;</text:span></text:p>
            <text:p text:style-name="P4"><text:span text:style-name="T27"><text:s text:c="4"/></text:span><text:span text:style-name="T27">&lt;/app-</text:span><text:span text:style-name="T26">test&amp;&gt;</text:span></text:p>
            <text:p text:style-name="P4"><text:span text:style-name="T26"/></text:p>
            <text:p text:style-name="P4"><text:span text:style-name="T25">&lt;/body&gt;</text:span></text:p>
            <text:p text:style-name="P4"><text:span text:style-name="T25"/></text:p>
            <text:p text:style-name="P4"><text:span text:style-name="T28">(Fazer referencia aos componentes na página HTML desejad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0.628cm" presentation:class="title" presentation:user-transformed="true">
          <draw:text-box>
            <text:p><text:span text:style-name="T4">Inicialização (Startup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8">Exemplo:</text:span></text:p>
                <text:p><text:span text:style-name="T19">new Startup()</text:span></text:p>
                <text:p><text:span text:style-name="T19"><text:s text:c="2"/></text:span><text:span text:style-name="T19">.addComponent( new HeaderComponent() )</text:span></text:p>
                <text:p><text:span text:style-name="T19"><text:s text:c="2"/></text:span><text:span text:style-name="T19">.addComponent( new NameListComponent() )</text:span></text:p>
                <text:p><text:span text:style-name="T19"><text:s text:c="2"/></text:span><text:span text:style-name="T19">.build();</text:span></text:p>
                <text:p/>
              </text:list-header>
              <text:list-item>
                <text:p>Deve ser o último <text:span text:style-name="T29">script</text:span> a ser executado.</text:p>
              </text:list-item>
              <text:list-item>
                <text:p>A instância é guardada como objeto global em <text:span text:style-name="T18">Window,</text:span><text:span text:style-name="T30"> disponível, por tanto, acedendo a “startup”</text:span>.</text:p>
              </text:list-item>
              <text:list-item>
                <text:p>Guarda os componentes criados e a ser injetados no <text:span text:style-name="T18">DOM</text:span>.</text:p>
              </text:list-item>
              <text:list-item>
                <text:p>Os componentes são guardados num dicionario, em que a Key é o seu no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 presentation:user-transformed="true">
          <draw:text-box>
            <text:p><text:span text:style-name="T17">Funcionamento por Funcionalid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2.845cm" svg:x="1.3cm" svg:y="0.52cm" presentation:class="title" presentation:user-transformed="true">
          <draw:text-box>
            <text:p><text:span text:style-name="T12">Renderização de uma propriedade de um Componente</text:span></text:p>
          </draw:text-box>
        </draw:frame>
        <draw:frame presentation:style-name="pr4" draw:text-style-name="P11" draw:layer="layout" svg:width="9.014cm" svg:height="9.134cm" svg:x="1.778cm" svg:y="4.572cm" presentation:class="outline" presentation:user-transformed="true">
          <draw:text-box>
            <text:p><text:span text:style-name="T31">Exemplo:</text:span></text:p>
            <text:p><text:span text:style-name="T19">const testTemplate = `</text:span></text:p>
            <text:p><text:span text:style-name="T19">&lt;div class="container"&gt;</text:span></text:p>
            <text:p><text:span text:style-name="T19"><text:s text:c="4"/></text:span><text:span text:style-name="T19">&lt;h1&gt; </text:span><text:span text:style-name="T20">&lt;_&gt; title &lt;/_&gt;</text:span><text:span text:style-name="T19"> &lt;/h1&gt;</text:span></text:p>
            <text:p><text:span text:style-name="T19">&lt;/div&gt;</text:span></text:p>
            <text:p><text:span text:style-name="T19">`;</text:span></text:p>
            <text:p><text:span text:style-name="T19"/></text:p>
            <text:p><text:span text:style-name="T19">class TestComponent extends Component {</text:span></text:p>
            <text:p><text:span text:style-name="T19"><text:s text:c="2"/></text:span><text:span text:style-name="T19">constructor() {</text:span></text:p>
            <text:p><text:span text:style-name="T19"><text:s text:c="4"/></text:span><text:span text:style-name="T19">super( 'app-test', testTemplate, [''] );</text:span></text:p>
            <text:p><text:span text:style-name="T19"><text:s text:c="6"/></text:span><text:span text:style-name="T20">this.title = 'My Website'</text:span><text:span text:style-name="T19">;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presentation:style-name="pr4" draw:text-style-name="P12" draw:layer="layout" svg:width="13.84cm" svg:height="5.842cm" svg:x="12.446cm" svg:y="6.096cm" presentation:class="outline" presentation:user-transformed="true">
          <draw:text-box>
            <text:p><text:span text:style-name="T32">A sintaxe para ir buscar um valor ao componente é:</text:span></text:p>
            <text:p><text:span text:style-name="T33">“</text:span><text:span text:style-name="T34">&lt;_&gt; </text:span><text:span text:style-name="T35">(nome-da-propriedade)</text:span><text:span text:style-name="T34"> &lt;/_&gt;</text:span><text:span text:style-name="T32">”</text:span></text:p>
            <text:p><text:span text:style-name="T32"/></text:p>
            <text:list text:style-name="L2">
              <text:list-item>
                <text:p><text:span text:style-name="T32">A classe TemplateCompiler, ao encontrar estes </text:span><text:span text:style-name="T36">tokens</text:span><text:span text:style-name="T32">, vai buscar o valor da propriedade ao componente e injeta o mesmo diretamente no HTM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4.28cm" svg:x="1.27cm" svg:y="0.254cm" presentation:class="title" presentation:user-transformed="true">
          <draw:text-box>
            <text:p><text:span text:style-name="T37">Renderização de </text:span><text:span text:style-name="T38">de uma propriedade</text:span><text:span text:style-name="T38"><text:line-break/></text:span><text:span text:style-name="T38">de um Componente,</text:span><text:span text:style-name="T39"><text:line-break/></text:span><text:span text:style-name="T39">com </text:span><text:span text:style-name="T40">data binding</text:span><text:span text:style-name="T40"><text:line-break/></text:span><text:span text:style-name="T41">(atualização dinâmica da View)</text:span></text:p>
          </draw:text-box>
        </draw:frame>
        <draw:frame presentation:style-name="pr4" draw:text-style-name="P15" draw:layer="layout" svg:width="7.62cm" svg:height="10.658cm" svg:x="0.508cm" svg:y="4.836cm" presentation:class="outline" presentation:user-transformed="true">
          <draw:text-box>
            <text:p text:style-name="P14"><text:span text:style-name="T42">Exemplo:</text:span></text:p>
            <text:p text:style-name="P14"><text:span text:style-name="T43"/></text:p>
            <text:p text:style-name="P14"><text:span text:style-name="T44">const testTemplate = `</text:span></text:p>
            <text:p text:style-name="P14"><text:span text:style-name="T44">&lt;div class="container"&gt;</text:span></text:p>
            <text:p text:style-name="P14"><text:span text:style-name="T44"><text:s text:c="4"/></text:span><text:span text:style-name="T44">&lt;p&gt; </text:span><text:span text:style-name="T45">&lt;_&gt; state.myName &lt;/_&gt;</text:span><text:span text:style-name="T44"> &lt;/p&gt;</text:span></text:p>
            <text:p text:style-name="P14"><text:span text:style-name="T44">&lt;/div&gt;</text:span></text:p>
            <text:p text:style-name="P14"><text:span text:style-name="T44">`;</text:span></text:p>
            <text:p text:style-name="P14"><text:span text:style-name="T44"/></text:p>
            <text:p text:style-name="P14"><text:span text:style-name="T44">class TestComponent extends Component {</text:span></text:p>
            <text:p text:style-name="P14"><text:span text:style-name="T44"/></text:p>
            <text:p text:style-name="P14"><text:span text:style-name="T44"><text:s text:c="2"/></text:span><text:span text:style-name="T44">constructor() {</text:span></text:p>
            <text:p text:style-name="P14"><text:span text:style-name="T44"><text:s text:c="4"/></text:span><text:span text:style-name="T44">super( 'app-test', testTemplate, [''] );</text:span></text:p>
            <text:p text:style-name="P14"><text:span text:style-name="T44"/></text:p>
            <text:p text:style-name="P14"><text:span text:style-name="T44"><text:s text:c="4"/></text:span><text:span text:style-name="T45">this.state = this.createState( {</text:span></text:p>
            <text:p text:style-name="P14"><text:span text:style-name="T45"><text:s text:c="6"/></text:span><text:span text:style-name="T46">myName: 'João Neves'</text:span></text:p>
            <text:p text:style-name="P14"><text:span text:style-name="T45"><text:s text:c="4"/></text:span><text:span text:style-name="T45">} );</text:span></text:p>
            <text:p text:style-name="P14"><text:span text:style-name="T44"><text:s text:c="2"/></text:span><text:span text:style-name="T44">}</text:span></text:p>
            <text:p text:style-name="P14"><text:span text:style-name="T44"/></text:p>
            <text:p text:style-name="P14"><text:span text:style-name="T44">}</text:span></text:p>
          </draw:text-box>
        </draw:frame>
        <draw:frame presentation:style-name="pr4" draw:text-style-name="P5" draw:layer="layout" svg:width="10.792cm" svg:height="9.134cm" svg:x="16.51cm" svg:y="5.334cm" presentation:class="outline" presentation:user-transformed="true">
          <draw:text-box>
            <text:list text:style-name="L2">
              <text:list-item>
                <text:p text:style-name="P16"><text:span text:style-name="T47">A sintaxe é:</text:span></text:p>
                <text:p><text:span text:style-name="T48">“</text:span><text:span text:style-name="T49">&lt;_&gt; </text:span><text:span text:style-name="T50">state.</text:span><text:span text:style-name="T49">(</text:span><text:span text:style-name="T51">nome-da-propriedade)</text:span><text:span text:style-name="T49"> &lt;/_&gt;</text:span><text:span text:style-name="T47">”</text:span></text:p>
              </text:list-item>
              <text:list-item>
                <text:p><text:span text:style-name="T2">Quando a classe TemplateCompiler encontra o nome “state” dentro de token de propriedade, injeta o respetivo valor dentro de um tag </text:span><text:span text:style-name="T11">span</text:span><text:span text:style-name="T52"> com o nome do componente e propriedade em propriedades do mesmo. Estes são podem ser encontrados no </text:span><text:span text:style-name="T11">DOM</text:span><text:span text:style-name="T52">, na propriedade </text:span><text:span text:style-name="T53">dataset </text:span><text:span text:style-name="T54">do Node</text:span><text:span text:style-name="T52">.</text:span></text:p>
              </text:list-item>
              <text:list-item>
                <text:p><text:span text:style-name="T2">Assim que haja alguma alteração ao valor da propriedade no componente, este, através de uma Proxy é apanhado.</text:span></text:p>
              </text:list-item>
              <text:list-item>
                <text:p><text:span text:style-name="T2">De seguida, é encontrado o elemento correto no DOM através do nome do componente e respetiva propriedade.</text:span></text:p>
              </text:list-item>
              <text:list-item>
                <text:p><text:span text:style-name="T2">O </text:span><text:span text:style-name="T11">span</text:span><text:span text:style-name="T2"> é atualizado com o novo valor.</text:span></text:p>
              </text:list-item>
            </text:list>
          </draw:text-box>
        </draw:frame>
        <draw:frame presentation:style-name="pr10" draw:text-style-name="P18" draw:layer="layout" svg:width="6.096cm" svg:height="7.874cm" svg:x="9.398cm" svg:y="5.598cm" presentation:class="outline" presentation:user-transformed="true">
          <draw:text-box>
            <text:p text:style-name="P17"><text:span text:style-name="T55">Exemplo do HTML compilado:</text:span></text:p>
            <text:p text:style-name="P17"><text:span text:style-name="T56"/></text:p>
            <text:p text:style-name="P17"><text:span text:style-name="T57">&lt;div class="container"&gt;</text:span></text:p>
            <text:p text:style-name="P17"><text:span text:style-name="T57"><text:s text:c="2"/></text:span><text:span text:style-name="T57">&lt;p&gt; </text:span></text:p>
            <text:p text:style-name="P17"><text:span text:style-name="T57"><text:s text:c="4"/></text:span><text:span text:style-name="T57">&lt;span</text:span></text:p>
            <text:p text:style-name="P17"><text:span text:style-name="T57"><text:s text:c="6"/></text:span><text:span text:style-name="T58">data-component=”app-test”</text:span></text:p>
            <text:p text:style-name="P17"><text:span text:style-name="T58"><text:s text:c="6"/></text:span><text:span text:style-name="T58">data-binding=”myName”</text:span></text:p>
            <text:p text:style-name="P17"><text:span text:style-name="T58"><text:s text:c="4"/></text:span><text:span text:style-name="T57">&gt;</text:span></text:p>
            <text:p text:style-name="P17"><text:span text:style-name="T57"><text:s text:c="6"/></text:span><text:span text:style-name="T57">João Neves </text:span></text:p>
            <text:p text:style-name="P17"><text:span text:style-name="T57"><text:s text:c="4"/></text:span><text:span text:style-name="T57">&lt;/span&gt;</text:span></text:p>
            <text:p text:style-name="P17"><text:span text:style-name="T57"><text:s text:c="2"/></text:span><text:span text:style-name="T57">&lt;/p&gt;</text:span></text:p>
            <text:p text:style-name="P17"><text:span text:style-name="T57">&lt;/div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5.199cm" svg:height="3.773cm" svg:x="1.4cm" svg:y="0.291cm" presentation:class="title" presentation:user-transformed="true">
          <draw:text-box>
            <text:p><text:span text:style-name="T59">Renderização de valores</text:span><text:span text:style-name="T59"><text:line-break/></text:span><text:span text:style-name="T59">dentro de um </text:span><text:span text:style-name="T60">array</text:span><text:span text:style-name="T59">,</text:span><text:span text:style-name="T59"><text:line-break/></text:span><text:span text:style-name="T59">através de uma </text:span><text:span text:style-name="T60">tag</text:span><text:span text:style-name="T59"> </text:span><text:span text:style-name="T61">for</text:span><text:span text:style-name="T60"> loop</text:span></text:p>
          </draw:text-box>
        </draw:frame>
        <draw:frame presentation:style-name="pr4" draw:text-style-name="P15" draw:layer="layout" svg:width="8.145cm" svg:height="10.658cm" svg:x="1.016cm" svg:y="4.582cm" presentation:class="outline" presentation:user-transformed="true">
          <draw:text-box>
            <text:p text:style-name="P14"><text:span text:style-name="T42">Exemplo:</text:span></text:p>
            <text:p text:style-name="P14"><text:span text:style-name="T44">const nameListTemplate = `</text:span></text:p>
            <text:p text:style-name="P14"><text:span text:style-name="T44">&lt;div class="container"&gt;</text:span></text:p>
            <text:p text:style-name="P14"><text:span text:style-name="T44"><text:s text:c="4"/></text:span><text:span text:style-name="T44">&lt;ul&gt;</text:span></text:p>
            <text:p text:style-name="P14"><text:span text:style-name="T44"><text:s text:c="8"/></text:span><text:span text:style-name="T45">&lt;_for let="person of names"&gt;</text:span></text:p>
            <text:p text:style-name="P14"><text:span text:style-name="T45"><text:s text:c="12"/></text:span><text:span text:style-name="T46">&lt;li&gt; </text:span><text:span text:style-name="T45">&lt;_&gt; person &lt;/_&gt;</text:span><text:span text:style-name="T46"> &lt;/li&gt;</text:span></text:p>
            <text:p text:style-name="P14"><text:span text:style-name="T45"><text:s text:c="8"/></text:span><text:span text:style-name="T45">&lt;/_for&gt;</text:span></text:p>
            <text:p text:style-name="P14"><text:span text:style-name="T44"><text:s text:c="4"/></text:span><text:span text:style-name="T44">&lt;/ul&gt;</text:span></text:p>
            <text:p text:style-name="P14"><text:span text:style-name="T44">&lt;/div&gt;</text:span></text:p>
            <text:p text:style-name="P14"><text:span text:style-name="T44">`;</text:span></text:p>
            <text:p text:style-name="P14"><text:span text:style-name="T44"/></text:p>
            <text:p text:style-name="P14"><text:span text:style-name="T44">class NameListComponent extends Component {</text:span></text:p>
            <text:p text:style-name="P14"><text:span text:style-name="T44"/></text:p>
            <text:p text:style-name="P14"><text:span text:style-name="T44"><text:s text:c="2"/></text:span><text:span text:style-name="T44">constructor() {</text:span></text:p>
            <text:p text:style-name="P14"><text:span text:style-name="T44"><text:s text:c="4"/></text:span><text:span text:style-name="T44">super( 'app-nameList', nameListTemplate, [''] );</text:span></text:p>
            <text:p text:style-name="P14"><text:span text:style-name="T44"/></text:p>
            <text:p text:style-name="P14"><text:span text:style-name="T45"><text:s text:c="4"/></text:span><text:span text:style-name="T45">this.names = ['John Doe', 'Oliver Hoe', 'Fiona Silva'];</text:span></text:p>
            <text:p text:style-name="P14"><text:span text:style-name="T44"/></text:p>
            <text:p text:style-name="P14"><text:span text:style-name="T44"><text:s text:c="2"/></text:span><text:span text:style-name="T44">}</text:span></text:p>
            <text:p text:style-name="P14"><text:span text:style-name="T44"/></text:p>
            <text:p text:style-name="P14"><text:span text:style-name="T44">}</text:span></text:p>
          </draw:text-box>
        </draw:frame>
        <draw:frame presentation:style-name="pr4" draw:text-style-name="P20" draw:layer="layout" svg:width="14.478cm" svg:height="5.842cm" svg:x="11.684cm" svg:y="7.112cm" presentation:class="outline" presentation:user-transformed="true">
          <draw:text-box>
            <text:list text:style-name="L2">
              <text:list-item>
                <text:p text:style-name="P16"><text:span text:style-name="T32">Ao encontrar o </text:span><text:span text:style-name="T36">token</text:span><text:span text:style-name="T32"> </text:span><text:span text:style-name="T62">“_for”</text:span><text:span text:style-name="T32">, <text:s/>a classe </text:span><text:span text:style-name="T62">TemplateCompiler</text:span><text:span text:style-name="T32"> retira o bloco de </text:span><text:span text:style-name="T62">HTML</text:span><text:span text:style-name="T32"> a ser repetido de dentro do </text:span><text:span text:style-name="T36">tag</text:span><text:span text:style-name="T32">, e vai buscar os valores do </text:span><text:span text:style-name="T36">array</text:span><text:span text:style-name="T32"> ao componente a que a </text:span><text:span text:style-name="T36">template</text:span><text:span text:style-name="T32"> pertence.</text:span></text:p>
              </text:list-item>
              <text:list-item>
                <text:p text:style-name="P16"><text:span text:style-name="T32">Por cada valor, esta repete o bloco de código, podendo ainda injetar valores presentes no componente na View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5.199cm" svg:height="3.777cm" svg:x="1.27cm" svg:y="0.314cm" presentation:class="title" presentation:user-transformed="true">
          <draw:text-box>
            <text:p><text:span text:style-name="T63">Renderização de valores</text:span><text:span text:style-name="T63"><text:line-break/></text:span><text:span text:style-name="T63">dentro de um </text:span><text:span text:style-name="T64">array</text:span><text:span text:style-name="T63">,</text:span><text:span text:style-name="T63"><text:line-break/></text:span><text:span text:style-name="T63">através de uma </text:span><text:span text:style-name="T64">tag</text:span><text:span text:style-name="T63"> </text:span><text:span text:style-name="T65">for</text:span><text:span text:style-name="T64"> loop,</text:span><text:span text:style-name="T64"><text:line-break/></text:span><text:span text:style-name="T66">com </text:span><text:span text:style-name="T64">data binding</text:span></text:p>
          </draw:text-box>
        </draw:frame>
        <draw:frame presentation:style-name="pr4" draw:text-style-name="P15" draw:layer="layout" svg:width="7.62cm" svg:height="10.658cm" svg:x="0.254cm" svg:y="4.572cm" presentation:class="outline" presentation:user-transformed="true">
          <draw:text-box>
            <text:p text:style-name="P14"><text:span text:style-name="T42">Exemplo:</text:span></text:p>
            <text:p text:style-name="P14"><text:span text:style-name="T42"/></text:p>
            <text:p text:style-name="P14"><text:span text:style-name="T44">const todoListTemplate = `</text:span></text:p>
            <text:p text:style-name="P14"><text:span text:style-name="T44">&lt;div class="container"&gt;</text:span></text:p>
            <text:p text:style-name="P14"><text:span text:style-name="T44"><text:s text:c="4"/></text:span><text:span text:style-name="T44">&lt;ul&gt;</text:span></text:p>
            <text:p text:style-name="P14"><text:span text:style-name="T44"><text:s text:c="8"/></text:span><text:span text:style-name="T45">&lt;_for let="todoItem of state.todoItems"&gt;</text:span></text:p>
            <text:p text:style-name="P14"><text:span text:style-name="T44"><text:s text:c="12"/></text:span><text:span text:style-name="T44">&lt;li&gt; &lt;_&gt; todoItem &lt;/_&gt; &lt;/li&gt;</text:span></text:p>
            <text:p text:style-name="P14"><text:span text:style-name="T44"><text:s text:c="8"/></text:span><text:span text:style-name="T45">&lt;/_for&gt;</text:span></text:p>
            <text:p text:style-name="P14"><text:span text:style-name="T44"><text:s text:c="4"/></text:span><text:span text:style-name="T44">&lt;/ul&gt;</text:span></text:p>
            <text:p text:style-name="P14"><text:span text:style-name="T44">&lt;/div&gt;</text:span></text:p>
            <text:p text:style-name="P14"><text:span text:style-name="T44">`;</text:span></text:p>
            <text:p text:style-name="P14"><text:span text:style-name="T44"/></text:p>
            <text:p text:style-name="P14"><text:span text:style-name="T44">class TodoListComponent extends Component {</text:span></text:p>
            <text:p text:style-name="P14"><text:span text:style-name="T44"/></text:p>
            <text:p text:style-name="P14"><text:span text:style-name="T44"><text:s text:c="2"/></text:span><text:span text:style-name="T44">constructor() {</text:span></text:p>
            <text:p text:style-name="P14"><text:span text:style-name="T44"><text:s text:c="4"/></text:span><text:span text:style-name="T44">super( 'app-todoList', todoListTemplate, [''] );</text:span></text:p>
            <text:p text:style-name="P14"><text:span text:style-name="T44"/></text:p>
            <text:p text:style-name="P14"><text:span text:style-name="T44"><text:s text:c="4"/></text:span><text:span text:style-name="T45">this.state = {</text:span></text:p>
            <text:p text:style-name="P14"><text:span text:style-name="T44"><text:s text:c="6"/></text:span><text:span text:style-name="T44">todoItems: </text:span><text:span text:style-name="T45">this.createState(</text:span><text:span text:style-name="T44"> ['Study', 'Learn design patterns', 'Learn data structures']</text:span><text:span text:style-name="T45">,</text:span><text:span text:style-name="T44"> </text:span><text:span text:style-name="T45">'todoItems' )</text:span></text:p>
            <text:p text:style-name="P14"><text:span text:style-name="T44"><text:s text:c="4"/></text:span><text:span text:style-name="T45">};</text:span></text:p>
            <text:p text:style-name="P14"><text:span text:style-name="T44"/></text:p>
            <text:p text:style-name="P14"><text:span text:style-name="T44"><text:s text:c="2"/></text:span><text:span text:style-name="T44">}</text:span></text:p>
            <text:p text:style-name="P14"><text:span text:style-name="T44"/></text:p>
            <text:p text:style-name="P14"><text:span text:style-name="T44">}</text:span></text:p>
          </draw:text-box>
        </draw:frame>
        <draw:frame presentation:style-name="pr4" draw:text-style-name="P22" draw:layer="layout" svg:width="10.792cm" svg:height="9.134cm" svg:x="16.493cm" svg:y="5.334cm" presentation:class="outline" presentation:user-transformed="true">
          <draw:text-box>
            <text:list text:style-name="L2">
              <text:list-item>
                <text:p text:style-name="P16"><text:span text:style-name="T67">Comporta-se da mesma forma que o anterior, porém, depois do </text:span><text:span text:style-name="T68">TemplateCompiler</text:span><text:span text:style-name="T67"> compilar a primeira versão do </text:span><text:span text:style-name="T68">HTML</text:span><text:span text:style-name="T67">:</text:span></text:p>
                <text:list>
                  <text:list-item>
                    <text:p><text:span text:style-name="T67">Cria um </text:span><text:span text:style-name="T68">span</text:span><text:span text:style-name="T67"> que alberga o bloco compilado dentro do </text:span><text:span text:style-name="T68">FOR</text:span><text:span text:style-name="T67"> de forma a marcar a posição do elemento no </text:span><text:span text:style-name="T68">DOM</text:span><text:span text:style-name="T67">.</text:span></text:p>
                  </text:list-item>
                  <text:list-item>
                    <text:p><text:span text:style-name="T67">Cria também uma </text:span><text:span text:style-name="T69">tag</text:span><text:span text:style-name="T67"> </text:span><text:span text:style-name="T68">template</text:span><text:span text:style-name="T67"> com o bloco não compilado dentro da mesma, para no final da compilação de todos os componetes ser injetado no </text:span><text:span text:style-name="T68">DOM</text:span><text:span text:style-name="T67">.</text:span></text:p>
                  </text:list-item>
                </text:list>
              </text:list-item>
              <text:list-item>
                <text:p><text:span text:style-name="T70">De seguida, a classe </text:span><text:span text:style-name="T71">Startup</text:span><text:span text:style-name="T70"> injeta todas as </text:span><text:span text:style-name="T72">templates</text:span><text:span text:style-name="T70"> que foram guardadas </text:span><text:span text:style-name="T67">pelo </text:span><text:span text:style-name="T68">TemplateCompiler</text:span><text:span text:style-name="T67"> na mesma, no final do </text:span><text:span text:style-name="T68">DOM</text:span><text:span text:style-name="T67">.</text:span></text:p>
              </text:list-item>
              <text:list-item>
                <text:p><text:span text:style-name="T67">Por fim, adiciona a um dicionário presente no respetivo componente, composto pelo nome da propriedade como </text:span><text:span text:style-name="T69">Key</text:span><text:span text:style-name="T67"> e como valor uma função </text:span><text:span text:style-name="T69">callback</text:span><text:span text:style-name="T67"> contendo a lógica de atualização da </text:span><text:span text:style-name="T68">View</text:span><text:span text:style-name="T67">, a qual é chamada pelo componente quando existe uma alteração nessa propriedade, encontrando e por sua vez compilando o conteudo da </text:span><text:span text:style-name="T73">template</text:span><text:span text:style-name="T67"> anteriormente injetada no </text:span><text:span text:style-name="T68">DOM</text:span><text:span text:style-name="T67">.</text:span></text:p>
              </text:list-item>
            </text:list>
          </draw:text-box>
        </draw:frame>
        <draw:frame presentation:style-name="pr10" draw:text-style-name="P23" draw:layer="layout" svg:width="7.366cm" svg:height="10.668cm" svg:x="8.636cm" svg:y="4.572cm" presentation:class="outline" presentation:user-transformed="true">
          <draw:text-box>
            <text:p text:style-name="P17"><text:span text:style-name="T74">Exemplo do HTML compilado:</text:span></text:p>
            <text:p text:style-name="P17"><text:span text:style-name="T74"/></text:p>
            <text:p text:style-name="P17"><text:span text:style-name="T74">HTML:</text:span></text:p>
            <text:p text:style-name="P17"><text:span text:style-name="T75">&lt;div class="container"&gt;</text:span></text:p>
            <text:p text:style-name="P17"><text:span text:style-name="T75"><text:s text:c="2"/></text:span><text:span text:style-name="T75">&lt;ul&gt; </text:span></text:p>
            <text:p text:style-name="P17"><text:span text:style-name="T75"><text:s text:c="4"/></text:span><text:span text:style-name="T75">&lt;span</text:span></text:p>
            <text:p text:style-name="P17"><text:span text:style-name="T75"><text:s text:c="6"/></text:span><text:span text:style-name="T76">data-component=”app-test”</text:span></text:p>
            <text:p text:style-name="P17"><text:span text:style-name="T76"><text:s text:c="6"/></text:span><text:span text:style-name="T76">data-binding=”myName”</text:span><text:span text:style-name="T75">&gt;</text:span></text:p>
            <text:p text:style-name="P17"><text:span text:style-name="T75"><text:s text:c="6"/></text:span><text:span text:style-name="T75">&lt;li&gt; Study &lt;/li&gt;</text:span></text:p>
            <text:p text:style-name="P17"><text:span text:style-name="T75"><text:s text:c="6"/></text:span><text:span text:style-name="T75">(...)</text:span></text:p>
            <text:p text:style-name="P17"><text:span text:style-name="T75"><text:s text:c="4"/></text:span><text:span text:style-name="T75">&lt;/span&gt;</text:span></text:p>
            <text:p text:style-name="P17"><text:span text:style-name="T75"><text:s text:c="2"/></text:span><text:span text:style-name="T75">&lt;/ul&gt;</text:span></text:p>
            <text:p text:style-name="P17"><text:span text:style-name="T75">&lt;/div&gt;</text:span></text:p>
            <text:p text:style-name="P17"><text:span text:style-name="T75"/></text:p>
            <text:p text:style-name="P17"><text:span text:style-name="T74">TEMPLATE:</text:span></text:p>
            <text:p text:style-name="P17"><text:span text:style-name="T77">&lt;template</text:span></text:p>
            <text:p text:style-name="P17"><text:span text:style-name="T77"><text:s text:c="2"/></text:span><text:span text:style-name="T78">data-component="app-nameList"</text:span></text:p>
            <text:p text:style-name="P17"><text:span text:style-name="T78"><text:s text:c="2"/></text:span><text:span text:style-name="T78">data-binding="todoItems"</text:span></text:p>
            <text:p text:style-name="P17"><text:span text:style-name="T78"><text:s text:c="2"/></text:span><text:span text:style-name="T78">data-token="for"</text:span><text:span text:style-name="T77">&gt;</text:span></text:p>
            <text:p text:style-name="P14"><text:span text:style-name="T78"><text:s text:c="4"/></text:span><text:span text:style-name="T77">&lt;_for let="todoItem of state.todoItems"&gt;</text:span></text:p>
            <text:p text:style-name="P14"><text:span text:style-name="T77"><text:s text:c="6"/></text:span><text:span text:style-name="T77">&lt;li&gt; &lt;_&gt; todoItem &lt;/_&gt; &lt;/li&gt;</text:span></text:p>
            <text:p text:style-name="P17"><text:span text:style-name="T77"><text:s text:c="4"/></text:span><text:span text:style-name="T77">&lt;/_for&gt;</text:span></text:p>
            <text:p text:style-name="P17"><text:span text:style-name="T77">&lt;/template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2.629cm" svg:x="1.4cm" svg:y="0.628cm" presentation:class="title" presentation:user-transformed="true">
          <draw:text-box>
            <text:p><text:span text:style-name="T79">Chamar um método do componente</text:span><text:span text:style-name="T79"><text:line-break/></text:span><text:span text:style-name="T79">depois de eventos do DOM</text:span></text:p>
          </draw:text-box>
        </draw:frame>
        <draw:frame presentation:style-name="pr4" draw:text-style-name="P25" draw:layer="layout" svg:width="11.176cm" svg:height="11.42cm" svg:x="0.508cm" svg:y="3.81cm" presentation:class="outline" presentation:user-transformed="true">
          <draw:text-box>
            <text:p text:style-name="P14"><text:span text:style-name="T42">Exemplo:</text:span></text:p>
            <text:p text:style-name="P14"><text:span text:style-name="T80"/></text:p>
            <text:p text:style-name="P14"><text:span text:style-name="T46">const testTemplate = `</text:span></text:p>
            <text:p text:style-name="P14"><text:span text:style-name="T46">&lt;div class="container"&gt;</text:span></text:p>
            <text:p text:style-name="P14"><text:span text:style-name="T46"/></text:p>
            <text:p text:style-name="P14"><text:span text:style-name="T46"><text:s text:c="4"/></text:span><text:span text:style-name="T46">&lt;button </text:span><text:span text:style-name="T45">(click)="addItem()"</text:span></text:p>
            <text:p text:style-name="P14"><text:span text:style-name="T46"><text:s text:c="12"/></text:span><text:span text:style-name="T46">class="btn btn-success" type="button"&gt;</text:span></text:p>
            <text:p text:style-name="P14"><text:span text:style-name="T46"><text:s text:c="8"/></text:span><text:span text:style-name="T46">Add Item</text:span></text:p>
            <text:p text:style-name="P14"><text:span text:style-name="T46"><text:s text:c="4"/></text:span><text:span text:style-name="T46">&lt;/button&gt;</text:span></text:p>
            <text:p text:style-name="P14"><text:span text:style-name="T46"/></text:p>
            <text:p text:style-name="P14"><text:span text:style-name="T46">&lt;/div&gt;</text:span></text:p>
            <text:p text:style-name="P14"><text:span text:style-name="T46">`;</text:span></text:p>
            <text:p text:style-name="P14"><text:span text:style-name="T46"/></text:p>
            <text:p text:style-name="P14"><text:span text:style-name="T81">class </text:span><text:span text:style-name="T46">testComponent extends Component {</text:span></text:p>
            <text:p text:style-name="P14"><text:span text:style-name="T46"/></text:p>
            <text:p text:style-name="P14"><text:span text:style-name="T46"><text:s text:c="2"/></text:span><text:span text:style-name="T46">constructor() {</text:span></text:p>
            <text:p text:style-name="P14"><text:span text:style-name="T81"><text:s text:c="4"/></text:span><text:span text:style-name="T81">super( 'app-todoList', </text:span><text:span text:style-name="T46">testTemplate, [''] );</text:span></text:p>
            <text:p text:style-name="P14"><text:span text:style-name="T46"><text:s text:c="2"/></text:span><text:span text:style-name="T46">}</text:span></text:p>
            <text:p text:style-name="P14"><text:span text:style-name="T46"/></text:p>
            <text:p text:style-name="P14"><text:span text:style-name="T46"><text:s/></text:span><text:span text:style-name="T45"><text:s/></text:span><text:span text:style-name="T45">addItem( e )</text:span><text:span text:style-name="T46"> {</text:span></text:p>
            <text:p text:style-name="P14"><text:span text:style-name="T46"><text:s text:c="4"/></text:span><text:span text:style-name="T46">console.log( 'Someone called me! \n', e );</text:span></text:p>
            <text:p text:style-name="P14"><text:span text:style-name="T46"><text:s text:c="2"/></text:span><text:span text:style-name="T46">}</text:span></text:p>
            <text:p text:style-name="P14"><text:span text:style-name="T46"/></text:p>
            <text:p text:style-name="P14"><text:span text:style-name="T46">}</text:span></text:p>
          </draw:text-box>
        </draw:frame>
        <draw:frame presentation:style-name="pr4" draw:text-style-name="P26" draw:layer="layout" svg:width="16.256cm" svg:height="9.134cm" svg:x="10.668cm" svg:y="4.97cm" presentation:class="outline" presentation:user-transformed="true">
          <draw:text-box>
            <text:list text:style-name="L2">
              <text:list-item>
                <text:p text:style-name="P16"><text:span text:style-name="T67">Ao encontrar o </text:span><text:span text:style-name="T69">token</text:span><text:span text:style-name="T67"> de eventos – (nomeEvento) – a classe </text:span><text:span text:style-name="T68">TemplateCompiler</text:span><text:span text:style-name="T67"> guarda no componente um objeto informações:</text:span></text:p>
                <text:list>
                  <text:list-item>
                    <text:p><text:span text:style-name="T67">Nome do evento (e.g: “click”).</text:span></text:p>
                  </text:list-item>
                  <text:list-item>
                    <text:p><text:span text:style-name="T67">Nome do método a ser chamado.</text:span></text:p>
                  </text:list-item>
                  <text:list-item>
                    <text:p><text:span text:style-name="T67">Um identificador único.</text:span></text:p>
                  </text:list-item>
                </text:list>
              </text:list-item>
              <text:list-item>
                <text:p text:style-name="P16"><text:span text:style-name="T67">O compilador adiciona uma propriedade </text:span><text:span text:style-name="T69">dataset</text:span><text:span text:style-name="T67"> ao elemento original com o identificador único e o nome do método a chamar.</text:span></text:p>
                <text:p text:style-name="P16"><text:span text:style-name="T67">E.g: </text:span><text:span text:style-name="T82">data-eventmethodcall="K0na51" data-eventmethodname="addItem"</text:span></text:p>
              </text:list-item>
              <text:list-item>
                <text:p text:style-name="P16"><text:span text:style-name="T67">Depois da compilação do </text:span><text:span text:style-name="T68">HTML</text:span><text:span text:style-name="T67"> inicial, a </text:span><text:span text:style-name="T68">Startup</text:span><text:span text:style-name="T67"> adiciona um </text:span><text:span text:style-name="T69">eventListener</text:span><text:span text:style-name="T67"> ao evento desejado, no elemento que é identificado no objeto criado anteriormente, com um </text:span><text:span text:style-name="T69">callback</text:span><text:span text:style-name="T67"> que chama esse métod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2.629cm" svg:x="1.725cm" svg:y="3.721cm" presentation:class="title" presentation:user-transformed="true">
          <draw:text-box>
            <text:p>Obrigado!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2-04T13:47:23.178000000</dc:date>
    <meta:editing-duration>PT3H36M46S</meta:editing-duration>
    <meta:editing-cycles>177</meta:editing-cycles>
    <meta:document-statistic meta:object-count="95"/>
  </office:meta>
</office:document-meta>
</file>